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Nagłówek1" style:master-page-name="MP0" style:family="paragraph">
      <style:paragraph-properties fo:break-before="page" fo:text-align="justify"/>
    </style:style>
    <style:style style:name="P2" style:parent-style-name="Textbody" style:family="paragraph">
      <style:paragraph-properties fo:text-align="justify"/>
    </style:style>
    <style:style style:name="T3" style:parent-style-name="Odwołaniedokomentarza" style:family="text">
      <style:text-properties style:font-name-complex="Mangal"/>
    </style:style>
    <style:style style:name="P4" style:parent-style-name="Textbody" style:family="paragraph">
      <style:paragraph-properties fo:text-align="justify"/>
    </style:style>
    <style:style style:name="P5" style:parent-style-name="Textbody" style:family="paragraph">
      <style:paragraph-properties fo:break-before="page" fo:text-align="justify"/>
    </style:style>
    <style:style style:name="P6" style:parent-style-name="Textbody" style:family="paragraph">
      <style:paragraph-properties fo:text-align="justify"/>
    </style:style>
    <style:style style:name="T7" style:parent-style-name="Odwołaniedokomentarza" style:family="text">
      <style:text-properties style:font-name-complex="Mangal"/>
    </style:style>
    <style:style style:name="P8" style:parent-style-name="Textbody" style:family="paragraph">
      <style:paragraph-properties fo:text-align="justify"/>
    </style:style>
    <style:style style:name="T9" style:parent-style-name="Odwołaniedokomentarza" style:family="text">
      <style:text-properties style:font-name-complex="Mangal"/>
    </style:style>
    <style:style style:name="P10" style:parent-style-name="Textbody" style:family="paragraph">
      <style:paragraph-properties fo:text-align="justify"/>
    </style:style>
    <style:style style:name="T11" style:parent-style-name="Odwołaniedokomentarza" style:family="text">
      <style:text-properties style:font-name-complex="Mangal"/>
    </style:style>
    <style:style style:name="T12" style:parent-style-name="Odwołaniedokomentarza" style:family="text">
      <style:text-properties style:font-name-complex="Mangal"/>
    </style:style>
    <style:style style:name="P13" style:parent-style-name="Textbody" style:family="paragraph">
      <style:paragraph-properties fo:text-align="justify"/>
    </style:style>
    <style:style style:name="T14" style:parent-style-name="Odwołaniedokomentarza" style:family="text">
      <style:text-properties style:font-name-complex="Mangal"/>
    </style:style>
    <style:style style:name="P15" style:parent-style-name="Textbody" style:family="paragraph">
      <style:paragraph-properties fo:text-align="justify"/>
    </style:style>
    <style:style style:name="T16" style:parent-style-name="Odwołaniedokomentarza" style:family="text">
      <style:text-properties style:font-name-complex="Mangal"/>
    </style:style>
    <style:style style:name="P17" style:parent-style-name="Textbody" style:family="paragraph">
      <style:paragraph-properties fo:text-align="justify"/>
    </style:style>
    <style:style style:name="T18" style:parent-style-name="Odwołaniedokomentarza" style:family="text">
      <style:text-properties style:font-name-complex="Mangal"/>
    </style:style>
    <style:style style:name="T19" style:parent-style-name="Odwołaniedokomentarza" style:family="text">
      <style:text-properties style:font-name-complex="Mangal"/>
    </style:style>
    <style:style style:name="P20" style:parent-style-name="Textbody" style:family="paragraph">
      <style:paragraph-properties fo:text-align="justify"/>
    </style:style>
    <style:style style:name="T21" style:parent-style-name="Odwołaniedokomentarza" style:family="text">
      <style:text-properties style:font-name-complex="Mangal"/>
    </style:style>
    <style:style style:name="T22" style:parent-style-name="Odwołaniedokomentarza" style:family="text">
      <style:text-properties style:font-name-complex="Mangal"/>
    </style:style>
    <style:style style:name="P23" style:parent-style-name="Textbody" style:family="paragraph">
      <style:paragraph-properties fo:text-align="justify"/>
    </style:style>
    <style:style style:name="T24" style:parent-style-name="Odwołaniedokomentarza" style:family="text">
      <style:text-properties style:font-name-complex="Mangal"/>
    </style:style>
    <style:style style:name="P25" style:parent-style-name="Textbody" style:family="paragraph">
      <style:paragraph-properties fo:text-align="justify"/>
    </style:style>
    <style:style style:name="T26" style:parent-style-name="Odwołaniedokomentarza" style:family="text">
      <style:text-properties style:font-name-complex="Mangal"/>
    </style:style>
    <style:style style:name="T27" style:parent-style-name="Odwołaniedokomentarza" style:family="text">
      <style:text-properties style:font-name-complex="Mangal"/>
    </style:style>
    <style:style style:name="P28" style:parent-style-name="Textbody" style:family="paragraph">
      <style:paragraph-properties fo:text-align="justify"/>
    </style:style>
    <style:style style:name="T29" style:parent-style-name="Odwołaniedokomentarza" style:family="text">
      <style:text-properties style:font-name-complex="Mangal"/>
    </style:style>
    <style:style style:name="P30" style:parent-style-name="Textbody" style:family="paragraph">
      <style:paragraph-properties fo:text-align="justify"/>
    </style:style>
    <style:style style:name="T31" style:parent-style-name="Odwołaniedokomentarza" style:family="text">
      <style:text-properties style:font-name-complex="Mangal"/>
    </style:style>
    <style:style style:name="P32" style:parent-style-name="Textbody" style:family="paragraph">
      <style:paragraph-properties fo:text-align="justify"/>
    </style:style>
    <style:style style:name="T33" style:parent-style-name="Odwołaniedokomentarza" style:family="text">
      <style:text-properties style:font-name-complex="Mangal"/>
    </style:style>
    <style:style style:name="T34" style:parent-style-name="Odwołaniedokomentarza" style:family="text">
      <style:text-properties style:font-name-complex="Mangal"/>
    </style:style>
    <style:style style:name="P35" style:parent-style-name="Textbody" style:family="paragraph">
      <style:paragraph-properties fo:text-align="justify"/>
    </style:style>
    <style:style style:name="T36" style:parent-style-name="Odwołaniedokomentarza" style:family="text">
      <style:text-properties style:font-name-complex="Mangal"/>
    </style:style>
    <style:style style:name="P37" style:parent-style-name="Textbod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justify"/>
    </style:style>
    <style:style style:name="P38" style:parent-style-name="Textbody" style:family="paragraph">
      <style:paragraph-properties fo:text-align="justify"/>
    </style:style>
    <style:style style:name="P39" style:parent-style-name="Textbody" style:family="paragraph">
      <style:paragraph-properties fo:text-align="justify"/>
    </style:style>
    <style:style style:name="P40" style:parent-style-name="Textbody" style:family="paragraph">
      <style:paragraph-properties fo:text-align="justify"/>
    </style:style>
    <style:style style:name="P41" style:parent-style-name="Textbody" style:family="paragraph">
      <style:paragraph-properties fo:text-align="justify"/>
    </style:style>
  </office:automatic-styles>
  <office:body>
    <office:text text:use-soft-page-breaks="true">
      <text:h text:style-name="P1" text:outline-level="1">Cel pracy</text:h>
      <text:p text:style-name="P2"><text:bookmark-start text:name="__DdeLink__0_1207456148"/>Celem pracy jest przygotowanie opisu<text:s/>obiegu dokumentów w Inspektoracie Nadzoru Budowlanego, ze szczególnym uwzględnieniem postępowania administracyjnego z zakresu udzielania pozwoleń na użytkowanie<text:span text:style-name="T3"><office:annotation><dc:creator>ISG</dc:creator><dc:date>2017-04-19T19:44:00</dc:date><text:p text:style-name="Tekstkomentarza">Takie sformułowanie nie występuje ani w regułach biznesowych, ani w modelu pojęć<text:s/></text:p></office:annotation></text:span>. Informacje zawarte w projekcie, znajdują odzwierciedlenie w Ustawie z dnia 7 VII 1994 r., Prawo Budowlane (tekst jednolity: Dz. U. z 2016 r. poz. 290, 961, 1165, 1250) oraz w Kodeksie Postępowania Administracyjnego (tekst jednolity: Dz. U. z 2016 r. poz. 23, 868, 996, 1579). Projekt zawiera elementy wykraczające poza system prawny obowiązujący w Polsce, wynikające z doświadczenia zawodowego Autorki pracy. Opracowany model może zostać zastosowany do optymalizacji obiegu dokumentacji w jednostkach administracyjnych tego typu.</text:p>
      <text:p text:style-name="P4">Modele wykorzystane w poniższej pracy, zostały przygotowanie za pomocą oprogramowania Visual Paradigm w wersji 13.2.<text:bookmark-end text:name="__DdeLink__0_1207456148"/></text:p>
      <text:soft-page-break/>
      <text:p text:style-name="P5">Reguły</text:p>
      <text:list text:style-name="LFO1" text:continue-numbering="true">
        <text:list-item>
          <text:p text:style-name="P6"><text:s/>Wniosek<text:s/><text:span text:style-name="T7"><office:annotation><dc:creator>ISG</dc:creator><dc:date>2017-04-19T19:01:00</dc:date><text:p text:style-name="Tekstkomentarza">Co to wniosek? Wniosek o co? Należy podać definicję tego pojęcia</text:p></office:annotation></text:span>musi przybrać formę pisemną.</text:p>
        </text:list-item>
        <text:list-item>
          <text:p text:style-name="P8">Wniosek musi być złożony przez co najmniej jednego klienta bądź pełnomocnika<text:span text:style-name="T9"><office:annotation><dc:creator>ISG</dc:creator><dc:date>2017-04-19T18:59:00</dc:date><text:p text:style-name="Tekstkomentarza">Pełnomocnika klienta?</text:p></office:annotation></text:span>.</text:p>
        </text:list-item>
        <text:list-item>
          <text:p text:style-name="P10">Każdy klient, składający wniosek<text:span text:style-name="T11"><office:annotation><dc:creator>ISG</dc:creator><dc:date>2017-04-19T19:00:00</dc:date><text:p text:style-name="Tekstkomentarza">Usunęłabym Każdy klient i zostawiła tylko składający wnioske. Reguła wcześniejsza mówi, kto może składać wniosek</text:p></office:annotation></text:span>, musi wskazać dane do korespondencji<text:span text:style-name="T12"><office:annotation><dc:creator>ISG</dc:creator><dc:date>2017-04-19T19:43:00</dc:date><text:p text:style-name="Tekstkomentarza">Gdzie wskazuje dane do korespondencji?</text:p></office:annotation></text:span>.</text:p>
        </text:list-item>
        <text:list-item>
          <text:p text:style-name="P13">Wniosek musi być podpisany przez co najmniej jednego składającego<text:span text:style-name="T14"><office:annotation><dc:creator>ISG</dc:creator><dc:date>2017-04-19T19:01:00</dc:date><text:p text:style-name="Tekstkomentarza">Czy wniosek może być składany przez kilka osób?</text:p></office:annotation></text:span>.</text:p>
        </text:list-item>
        <text:list-item>
          <text:p text:style-name="P15">Wniosek musi zostać opatrzony dwiema pieczęciami<text:s/><text:span text:style-name="T16"><office:annotation><dc:creator>ISG</dc:creator><dc:date>2017-04-19T19:02:00</dc:date><text:p text:style-name="Tekstkomentarza">Kto podbija wniosek? Te dwie pieczęcie są wydawane przez różne organy, czy przez ten sam?</text:p></office:annotation></text:span>tj. wpływu i dekretacyjną.</text:p>
        </text:list-item>
        <text:list-item>
          <text:p text:style-name="P17">Pełnomocnik nie może reprezentować wnioskodawcy<text:s/><text:span text:style-name="T18"><office:annotation><dc:creator>ISG</dc:creator><dc:date>2017-04-19T19:03:00</dc:date><text:p text:style-name="Tekstkomentarza">Czym się różni wnioskodawca od składającego wniosek?</text:p></office:annotation></text:span>bez okazania oryginału pełnomocnictwa oraz opłaty skarbowej<text:span text:style-name="T19"><office:annotation><dc:creator>ISG</dc:creator><dc:date>2017-04-19T19:03:00</dc:date><text:p text:style-name="Tekstkomentarza">W jaki sposób jest to okazywane?<text:s/></text:p></office:annotation></text:span>.</text:p>
        </text:list-item>
        <text:list-item>
          <text:p text:style-name="P20">Klient<text:s/><text:span text:style-name="T21"><office:annotation><dc:creator>ISG</dc:creator><dc:date>2017-04-19T19:04:00</dc:date><text:p text:style-name="Tekstkomentarza">Tylko klient, czy pełnomocnik również?</text:p></office:annotation></text:span>może złożyć wniosek w formie elektronicznej<text:s/><text:span text:style-name="T22"><office:annotation><dc:creator>ISG</dc:creator><dc:date>2017-04-19T19:43:00</dc:date><text:p text:style-name="Tekstkomentarza">Jak ten zapis ma się do reguły 1?</text:p></office:annotation></text:span>tylko jeżeli posiada konto na platformie E-puap albo podpis kwalifikowany,</text:p>
        </text:list-item>
        <text:list-item>
          <text:p text:style-name="P23">Adwokaci, radcy prawni oraz osoby w pierwszej linii pokrewieństwa<text:s/><text:span text:style-name="T24"><office:annotation><dc:creator>ISG</dc:creator><dc:date>2017-04-19T19:05:00</dc:date><text:p text:style-name="Tekstkomentarza">Jaka jest ich relacja z pełnomocnikiem?</text:p></office:annotation></text:span>z klientem nie muszą uiszczać opłaty skarbowej.</text:p>
        </text:list-item>
        <text:list-item>
          <text:p text:style-name="P25">Wnioski z zakresu zawiadomienia<text:s/><text:span text:style-name="T26"><office:annotation><dc:creator>ISG</dc:creator><dc:date>2017-04-19T19:38:00</dc:date><text:p text:style-name="Tekstkomentarza">Wniosek, czy zawiadomienie? Wniosek sugeruje o wnioskowanie o coś (co najczęściej wiąże się z rozpatrzeniem, podjęciem decyzji), zaś Zawiadomienie sugeruje poinformowanie o jakimś fakcie. Proszę mnie sprostować, jeśli się mylę</text:p></office:annotation></text:span>o zamierzonym terminie rozpoczęcia robót, zawiadomienia o zakończeniu budowy oraz pozwolenia na użytkowanie nie mogą być przyjęte, jeżeli nie zawierają odpowiednich załączników<text:span text:style-name="T27"><office:annotation><dc:creator>ISG</dc:creator><dc:date>2017-04-19T19:36:00</dc:date><text:p text:style-name="Tekstkomentarza">Jakie to są wymagane załączniki?</text:p></office:annotation></text:span>.</text:p>
        </text:list-item>
        <text:list-item>
          <text:p text:style-name="P28">Wniosek musi zostać uznany za priorytetowy, jeżeli organ odwoławczy, bądź sąd, wyznaczy krótki termin rozpatrzenia<text:span text:style-name="T29"><office:annotation><dc:creator>ISG</dc:creator><dc:date>2017-04-19T19:38:00</dc:date><text:p text:style-name="Tekstkomentarza">Co to znaczy krótki termin rozpatrzenia?</text:p></office:annotation></text:span>.</text:p>
        </text:list-item>
        <text:list-item>
          <text:p text:style-name="P30">Wniosek musi zostać przekazany zgodnie z właściwością, jeżeli organ nie jest właściwym do jego rozpatrzenia.<text:span text:style-name="T31"><office:annotation><dc:creator>ISG</dc:creator><dc:date>2017-04-19T19:38:00</dc:date><text:p text:style-name="Tekstkomentarza">Nie rozumiem tego sformułowania</text:p></office:annotation></text:span></text:p>
        </text:list-item>
        <text:list-item>
          <text:p text:style-name="P32">Przyjęty wniosek<text:s/><text:span text:style-name="T33"><office:annotation><dc:creator>ISG</dc:creator><dc:date>2017-04-19T19:39:00</dc:date><text:p text:style-name="Tekstkomentarza">Kto przyjmuje wniosek?</text:p></office:annotation></text:span>może inicjować sprawy albo może być przydzielony do sprawy już istniejącej<text:span text:style-name="T34"><office:annotation><dc:creator>ISG</dc:creator><dc:date>2017-04-19T19:39:00</dc:date><text:p text:style-name="Tekstkomentarza">A może ani nie inicjować sprawy, ani nie być przydzielony do sprawy już istniejącej?</text:p></office:annotation></text:span>.</text:p>
        </text:list-item>
        <text:list-item>
          <text:p text:style-name="P35"><text:s/>Klient może udzielić<text:s text:c="2"/>pełnomocnictwa<text:s/><text:span text:style-name="T36"><office:annotation><dc:creator>ISG</dc:creator><dc:date>2017-04-19T19:40:00</dc:date><text:p text:style-name="Tekstkomentarza">W jaki sposób jest udzielane pełnomocnictwo?</text:p></office:annotation></text:span>do reprezentowania przed organem w sprawie danego wniosku.</text:p>
        </text:list-item>
      </text:list>
      <text:p text:style-name="P37"/>
      <text:p text:style-name="P38">Aby móc zweryfikować podane reguły, potrzebuję:</text:p>
      <text:list text:style-name="LFO1" text:continue-numbering="true">
        <text:list-item>
          <text:list>
            <text:list-item>
              <text:p text:style-name="P39">krótkiego opisu procesu związanego z wnioskiem – proszę wybrać najprostszy scenariusz i opisać go słownie (dla uproszczenia proszę przyjąć ścieżkę pozytywną).</text:p>
            </text:list-item>
            <text:list-item>
              <text:p text:style-name="P40">Definicji kluczowych pojęć: Wniosku, klienta</text:p>
            </text:list-item>
          </text:list>
        </text:list-item>
      </text:list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NumberingSymbols" style:display-name="Numbering Symbols" style:family="text"/>
    <style:style style:name="Odwołaniedokomentarza" style:display-name="Odwołanie do komentarza" style:family="text" style:parent-style-name="Domyślnaczcionkaakapitu">
      <style:text-properties fo:font-size="8pt" style:font-size-asian="8pt" style:font-size-complex="8pt"/>
    </style:style>
    <style:style style:name="Tekstkomentarza" style:display-name="Tekst komentarza" style:family="paragraph" style:parent-style-name="Normalny">
      <style:text-properties style:font-name-complex="Mangal" fo:font-size="10pt" style:font-size-asian="10pt" style:font-size-complex="9pt" fo:hyphenate="false"/>
    </style:style>
    <style:style style:name="TekstkomentarzaZnak" style:display-name="Tekst komentarza Znak" style:family="text" style:parent-style-name="Domyślnaczcionkaakapitu">
      <style:text-properties style:font-name-complex="Mangal" fo:font-size="10pt" style:font-size-asian="10pt" style:font-size-complex="9pt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matkomentarzaZnak" style:display-name="Temat komentarza Znak" style:family="text" style:parent-style-name="TekstkomentarzaZnak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Tekstdymka" style:display-name="Tekst dymka" style:family="paragraph" style:parent-style-name="Normalny">
      <style:text-properties style:font-name="Tahoma" style:font-name-complex="Mangal" fo:font-size="8pt" style:font-size-asian="8pt" style:font-size-complex="7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SG</meta:initial-creator>
    <dc:creator>ISG</dc:creator>
    <meta:creation-date>2017-04-11T21:30:00Z</meta:creation-date>
    <dc:date>2017-04-19T17:45:00Z</dc:date>
    <meta:template xlink:href="Normal.dotm" xlink:type="simple"/>
    <meta:editing-cycles>1</meta:editing-cycles>
    <meta:editing-duration>PT521760S</meta:editing-duration>
    <meta:document-statistic meta:page-count="2" meta:paragraph-count="4" meta:word-count="348" meta:character-count="2436" meta:row-count="17" meta:non-whitespace-character-count="2092"/>
  </office:meta>
</office:document-meta>
</file>